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Definitions" style:family="table" style:master-page-name="">
      <style:table-properties style:width="6.9229in" style:page-number="auto" fo:break-before="auto" fo:break-after="auto" table:align="left" style:shadow="none" fo:keep-with-next="auto" style:may-break-between-rows="true" table:border-model="collapsing"/>
    </style:style>
    <style:style style:name="tblDefinitions.A" style:family="table-column">
      <style:table-column-properties style:column-width="1.4903in"/>
    </style:style>
    <style:style style:name="tblDefinitions.B" style:family="table-column">
      <style:table-column-properties style:column-width="5.4326in"/>
    </style:style>
    <style:style style:name="tblDefinitions.1" style:family="table-row">
      <style:table-row-properties fo:keep-together="auto"/>
    </style:style>
    <style:style style:name="tblDefinitions.A1" style:family="table-cell">
      <style:table-cell-properties style:vertical-align="" fo:background-color="#c0c0c0" fo:padding="0.0382in" fo:border-left="0.05pt solid #000000" fo:border-right="none" fo:border-top="0.05pt solid #000000" fo:border-bottom="2pt solid #000000" style:writing-mode="page">
        <style:background-image/>
      </style:table-cell-properties>
    </style:style>
    <style:style style:name="tblDefinitions.B1" style:family="table-cell">
      <style:table-cell-properties style:vertical-align="" fo:background-color="#c0c0c0" fo:padding="0.0382in" fo:border-left="0.05pt solid #000000" fo:border-right="0.05pt solid #000000" fo:border-top="0.05pt solid #000000" fo:border-bottom="2pt solid #000000" style:writing-mode="page">
        <style:background-image/>
      </style:table-cell-properties>
    </style:style>
    <style:style style:name="tblDefinitions.2" style:family="table-row">
      <style:table-row-properties fo:keep-together="always"/>
    </style:style>
    <style:style style:name="tblDefinitions.A2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1" style:family="table" style:master-page-name="">
      <style:table-properties style:width="6.9229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4903in"/>
    </style:style>
    <style:style style:name="Table1.B" style:family="table-column">
      <style:table-column-properties style:column-width="5.4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0c0c0" fo:padding="0.0382in" fo:border-left="0.05pt solid #000000" fo:border-right="none" fo:border-top="0.05pt solid #000000" fo:border-bottom="2pt solid #000000" style:writing-mode="page">
        <style:background-image/>
      </style:table-cell-properties>
    </style:style>
    <style:style style:name="Table1.B1" style:family="table-cell">
      <style:table-cell-properties style:vertical-align="" fo:background-color="#c0c0c0" fo:padding="0.0382in" fo:border-left="0.05pt solid #000000" fo:border-right="0.05pt solid #000000" fo:border-top="0.05pt solid #000000" fo:border-bottom="2pt solid #000000" style:writing-mode="page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6" style:family="paragraph" style:parent-style-name="DocHeading1">
      <style:text-properties officeooo:paragraph-rsid="0055bc90"/>
    </style:style>
    <style:style style:name="P7" style:family="paragraph" style:parent-style-name="Doc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paragraph-rsid="0055bc9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" style:family="paragraph" style:parent-style-name="Doc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paragraph-rsid="00573e6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" style:family="paragraph" style:parent-style-name="DocText">
      <style:text-properties officeooo:paragraph-rsid="0055bc90"/>
    </style:style>
    <style:style style:name="P10" style:family="paragraph" style:parent-style-name="DocText">
      <style:text-properties officeooo:paragraph-rsid="0055d002"/>
    </style:style>
    <style:style style:name="P11" style:family="paragraph" style:parent-style-name="DocText">
      <style:text-properties officeooo:paragraph-rsid="0056b94d"/>
    </style:style>
    <style:style style:name="P12" style:family="paragraph" style:parent-style-name="DocText">
      <style:text-properties officeooo:paragraph-rsid="00573e62"/>
    </style:style>
    <style:style style:name="P13" style:family="paragraph" style:parent-style-name="DocText">
      <style:text-properties officeooo:paragraph-rsid="00579171"/>
    </style:style>
    <style:style style:name="P14" style:family="paragraph" style:parent-style-name="DocText">
      <style:text-properties officeooo:paragraph-rsid="00581bc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5bc90"/>
    </style:style>
    <style:style style:name="T4" style:family="text">
      <style:text-properties officeooo:rsid="0055d002"/>
    </style:style>
    <style:style style:name="T5" style:family="text">
      <style:text-properties officeooo:rsid="0056b94d"/>
    </style:style>
    <style:style style:name="T6" style:family="text">
      <style:text-properties officeooo:rsid="00573e62"/>
    </style:style>
    <style:style style:name="T7" style:family="text">
      <style:text-properties officeooo:rsid="00579171"/>
    </style:style>
    <style:style style:name="T8" style:family="text">
      <style:text-properties officeooo:rsid="00581bc2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5"><text:title>Definitions and Abbreviations</text:title></text:p>
      <text:h text:style-name="P6" text:outline-level="1"><text:span text:style-name="T3">Definitions</text:span></text:h>
      <table:table table:name="tblDefinitions" table:style-name="tblDefinitions">
        <table:table-column table:style-name="tblDefinitions.A"/>
        <table:table-column table:style-name="tblDefinitions.B"/>
        <table:table-header-rows>
          <table:table-row table:style-name="tblDefinitions.1">
            <table:table-cell table:style-name="tblDefinitions.A1" office:value-type="string">
              <text:p text:style-name="P7"><text:span text:style-name="T3">Term</text:span></text:p>
            </table:table-cell>
            <table:table-cell table:style-name="tblDefinitions.B1" office:value-type="string">
              <text:p text:style-name="P7"><text:span text:style-name="T3">Definition</text:span></text:p>
            </table:table-cell>
          </table:table-row>
        </table:table-header-rows>
        <table:table-row table:style-name="tblDefinitions.2">
          <table:table-cell table:style-name="tblDefinitions.A2" office:value-type="string">
            <text:p text:style-name="DocText"><text:span text:style-name="T3">Hydrodynamic Active Force</text:span></text:p>
          </table:table-cell>
          <table:table-cell table:style-name="tblDefinitions.A2" office:value-type="string">
            <text:p text:style-name="P13"><text:span text:style-name="T7">The active force influences the body but does not depend on body motions. <text:s/>The hydrodynamic active force originates from the body's interaction with the surrounding ocean environment.</text:span></text:p>
          </table:table-cell>
        </table:table-row>
        <table:table-row table:style-name="tblDefinitions.2">
          <table:table-cell table:style-name="tblDefinitions.A2" office:value-type="string">
            <text:p text:style-name="P9"><text:span text:style-name="T3">User Active Force</text:span></text:p>
          </table:table-cell>
          <table:table-cell table:style-name="tblDefinitions.A2" office:value-type="string">
            <text:p text:style-name="P13"><text:span text:style-name="T7">The active force influences the body but does not depend on body motions. <text:s/>The user active force is a custom force defined by the user.</text:span></text:p>
          </table:table-cell>
        </table:table-row>
        <table:table-row table:style-name="tblDefinitions.2">
          <table:table-cell table:style-name="tblDefinitions.A2" office:value-type="string">
            <text:p text:style-name="P9"><text:span text:style-name="T3">Hydrodynamic Reactive Force</text:span></text:p>
          </table:table-cell>
          <table:table-cell table:style-name="tblDefinitions.A2" office:value-type="string">
            <text:p text:style-name="P13"><text:span text:style-name="T7">The reactive force depends on the body motions. <text:s/>The magnitude of the force increases with the magnitude of body motions. <text:s/>The hydrodynamic reactive force originates from the body's interaction with the surrounding ocean environment.</text:span></text:p>
          </table:table-cell>
        </table:table-row>
        <table:table-row table:style-name="tblDefinitions.2">
          <table:table-cell table:style-name="tblDefinitions.A2" office:value-type="string">
            <text:p text:style-name="P9"><text:span text:style-name="T3">User Reactive Force</text:span></text:p>
          </table:table-cell>
          <table:table-cell table:style-name="tblDefinitions.A2" office:value-type="string">
            <text:p text:style-name="P13"><text:span text:style-name="T7">The reactive force depends on the body motions. <text:s/>The magnitude of the force increases with the magnitude of body motions. <text:s/>The user reactive force is a custom force defined by the user.</text:span></text:p>
          </table:table-cell>
        </table:table-row>
        <table:table-row table:style-name="tblDefinitions.2">
          <table:table-cell table:style-name="tblDefinitions.A2" office:value-type="string">
            <text:p text:style-name="P9"><text:span text:style-name="T3">Hydrodynamic Crossbody Force</text:span></text:p>
          </table:table-cell>
          <table:table-cell table:style-name="tblDefinitions.A2" office:value-type="string">
            <text:p text:style-name="P13"><text:span text:style-name="T7">The crossbody force depends on the body motions of another body, called the sending body. <text:s/>The magnitude of the force increases with the magnitude of the sending body motions, and these forces then act on the receiving body. <text:s/>The hydrodynamic crossbody force originates from the bodies' interactions with the surrounding ocean environment.</text:span></text:p>
          </table:table-cell>
        </table:table-row>
        <table:table-row table:style-name="tblDefinitions.2">
          <table:table-cell table:style-name="tblDefinitions.A2" office:value-type="string">
            <text:p text:style-name="P9"><text:span text:style-name="T3">User Crossbody Force</text:span></text:p>
          </table:table-cell>
          <table:table-cell table:style-name="tblDefinitions.A2" office:value-type="string">
            <text:p text:style-name="P13"><text:span text:style-name="T7">The crossbody force depends on the body motions of another body, called the sending body. <text:s/>The magnitude of the force increases with the magnitude of the sending body motions, and these forces then act on the receiving body. <text:s/>The user crossbody force is a custom force defined by the user.</text:span></text:p>
          </table:table-cell>
        </table:table-row>
        <table:table-row table:style-name="tblDefinitions.2">
          <table:table-cell table:style-name="tblDefinitions.A2" office:value-type="string">
            <text:p text:style-name="P9"><text:span text:style-name="T3">Sending Body</text:span></text:p>
          </table:table-cell>
          <table:table-cell table:style-name="tblDefinitions.A2" office:value-type="string">
            <text:p text:style-name="P10"><text:span text:style-name="T4">Used to describe the interaction between two bodies in a crossbody force. <text:s/>The sending bodies is the one that determines the magnitude of the crossbody force. <text:s/>The motion amplitudes from the sending body determine the force magnitude on the crossbody force.</text:span></text:p>
          </table:table-cell>
        </table:table-row>
        <table:table-row table:style-name="tblDefinitions.2">
          <table:table-cell table:style-name="tblDefinitions.A2" office:value-type="string">
            <text:p text:style-name="P9"><text:span text:style-name="T3">Receiving Body</text:span></text:p>
          </table:table-cell>
          <table:table-cell table:style-name="tblDefinitions.A2" office:value-type="string">
            <text:p text:style-name="P10"><text:span text:style-name="T4">Used to describe the interaction between two bodies in a crossbody force. <text:s/></text:span><text:span text:style-name="T5">The receiving body is the one that receives the forces generated by the crossbody force. <text:s/></text:span></text:p>
          </table:table-cell>
        </table:table-row>
        <table:table-row table:style-name="tblDefinitions.2">
          <table:table-cell table:style-name="tblDefinitions.A2" office:value-type="string">
            <text:p text:style-name="P10"><text:span text:style-name="T4">Equation of Motion</text:span></text:p>
          </table:table-cell>
          <table:table-cell table:style-name="tblDefinitions.A2" office:value-type="string">
            <text:p text:style-name="P14"><text:span text:style-name="T8">The equation of motion is a mathematical model that describes the interactions between body motion variables and the resulting force. <text:s/>Each equation describes the resulting force that acts on a single motion variable.</text:span></text:p>
          </table:table-cell>
        </table:table-row>
        <text:soft-page-break/>
        <table:table-row table:style-name="tblDefinitions.2">
          <table:table-cell table:style-name="tblDefinitions.A2" office:value-type="string">
            <text:p text:style-name="P10"><text:span text:style-name="T4">Motion Model</text:span></text:p>
          </table:table-cell>
          <table:table-cell table:style-name="tblDefinitions.A2" office:value-type="string">
            <text:p text:style-name="P14"><text:span text:style-name="T8">The motion model is the complete set of equations of motion. <text:s/>It also describes the coordinate transforms from global coordinate system to body coordinate systems.</text:span></text:p>
          </table:table-cell>
        </table:table-row>
        <table:table-row table:style-name="tblDefinitions.2">
          <table:table-cell table:style-name="tblDefinitions.A2" office:value-type="string">
            <text:p text:style-name="P10"><text:span text:style-name="T4">Sea Model</text:span></text:p>
          </table:table-cell>
          <table:table-cell table:style-name="tblDefinitions.A2" office:value-type="string">
            <text:p text:style-name="P11"><text:span text:style-name="T5">The series of parametric equations used to describe the variation of wave amplitude both with wave direction and wave frequency.</text:span></text:p>
          </table:table-cell>
        </table:table-row>
        <table:table-row table:style-name="tblDefinitions.2">
          <table:table-cell table:style-name="tblDefinitions.A2" office:value-type="string">
            <text:p text:style-name="P10"><text:span text:style-name="T4">Body</text:span></text:p>
          </table:table-cell>
          <table:table-cell table:style-name="tblDefinitions.A2" office:value-type="string">
            <text:p text:style-name="P10"><text:span text:style-name="T4">Any object that can be isolated with a single set of interacting forces and resulting set of motions. <text:s/>Body shape is arbitrary. <text:s/>This can be a monohull vessel, a multihull vessel, a buoy, a floating container, or even an iceberg. <text:s/>The options are limitless.</text:span></text:p>
          </table:table-cell>
        </table:table-row>
        <table:table-row table:style-name="tblDefinitions.2">
          <table:table-cell table:style-name="tblDefinitions.A2" office:value-type="string">
            <text:p text:style-name="P10"><text:span text:style-name="T4">Multibody</text:span></text:p>
          </table:table-cell>
          <table:table-cell table:style-name="tblDefinitions.A2" office:value-type="string">
            <text:p text:style-name="P10"><text:span text:style-name="T4">Any analysis that involves the presence of two or more bodies. <text:s/>The two bodies have some form of force interaction. <text:s/></text:span></text:p>
          </table:table-cell>
        </table:table-row>
        <table:table-row table:style-name="tblDefinitions.2">
          <table:table-cell table:style-name="tblDefinitions.A2" office:value-type="string">
            <text:p text:style-name="P11"><text:span text:style-name="T5">Mass</text:span></text:p>
          </table:table-cell>
          <table:table-cell table:style-name="tblDefinitions.A2" office:value-type="string">
            <text:p text:style-name="P11"><text:span text:style-name="T5">The inherent inertia of a body and is resistance to acceleration. <text:s/>Mass is often considered in terms of a reactive force that resists acceleration of the body. <text:s/>In a general sense, mass is considered both as a resistance to translation and rotation.</text:span></text:p>
          </table:table-cell>
        </table:table-row>
        <table:table-row table:style-name="tblDefinitions.2">
          <table:table-cell table:style-name="tblDefinitions.A2" office:value-type="string">
            <text:p text:style-name="P14"><text:span text:style-name="T8">Motion Variable</text:span></text:p>
          </table:table-cell>
          <table:table-cell table:style-name="tblDefinitions.A2" office:value-type="string">
            <text:p text:style-name="P14"><text:span text:style-name="T8">A variable used in mathematical equations to describe one dimension of motion for a body. <text:s/>Also called a degree of freedom. A single body may have multiple motion variables.</text:span></text:p>
          </table:table-cell>
        </table:table-row>
        <table:table-row table:style-name="tblDefinitions.2">
          <table:table-cell table:style-name="tblDefinitions.A2" office:value-type="string">
            <text:p text:style-name="P14"><text:span text:style-name="T8">Degree of Freedom</text:span></text:p>
          </table:table-cell>
          <table:table-cell table:style-name="tblDefinitions.A2" office:value-type="string">
            <text:p text:style-name="P14"><text:span text:style-name="T8">See motion variable.</text:span></text:p>
          </table:table-cell>
        </table:table-row>
        <table:table-row table:style-name="tblDefinitions.2">
          <table:table-cell table:style-name="tblDefinitions.A2" office:value-type="string">
            <text:p text:style-name="DocText"/>
          </table:table-cell>
          <table:table-cell table:style-name="tblDefinitions.A2" office:value-type="string">
            <text:p text:style-name="DocText"/>
          </table:table-cell>
        </table:table-row>
        <table:table-row table:style-name="tblDefinitions.2">
          <table:table-cell table:style-name="tblDefinitions.A2" office:value-type="string">
            <text:p text:style-name="DocText"/>
          </table:table-cell>
          <table:table-cell table:style-name="tblDefinitions.A2" office:value-type="string">
            <text:p text:style-name="DocText"/>
          </table:table-cell>
        </table:table-row>
        <table:table-row table:style-name="tblDefinitions.2">
          <table:table-cell table:style-name="tblDefinitions.A2" office:value-type="string">
            <text:p text:style-name="DocText"/>
          </table:table-cell>
          <table:table-cell table:style-name="tblDefinitions.A2" office:value-type="string">
            <text:p text:style-name="DocText"/>
          </table:table-cell>
        </table:table-row>
      </table:table>
      <text:p text:style-name="DocText"/>
      <text:h text:style-name="P6" text:outline-level="1"><text:span text:style-name="T3">Abbreviations</text:span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8"><text:span text:style-name="T6">Abbreviation</text:span></text:p>
            </table:table-cell>
            <table:table-cell table:style-name="Table1.B1" office:value-type="string">
              <text:p text:style-name="P8"><text:span text:style-name="T6">Term</text:span>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9"><text:span text:style-name="T3">ForceMass</text:span></text:p>
          </table:table-cell>
          <table:table-cell table:style-name="Table1.A2" office:value-type="string">
            <text:p text:style-name="P12"><text:span text:style-name="T6">Mass reactive force</text:span></text:p>
          </table:table-cell>
        </table:table-row>
        <table:table-row table:style-name="Table1.2">
          <table:table-cell table:style-name="Table1.A2" office:value-type="string">
            <text:p text:style-name="P9"><text:span text:style-name="T3">ForceActive</text:span></text:p>
          </table:table-cell>
          <table:table-cell table:style-name="Table1.A2" office:value-type="string">
            <text:p text:style-name="P12"><text:span text:style-name="T6">Active force</text:span></text:p>
          </table:table-cell>
        </table:table-row>
        <table:table-row table:style-name="Table1.2">
          <table:table-cell table:style-name="Table1.A2" office:value-type="string">
            <text:p text:style-name="P9"><text:span text:style-name="T3">ForceActive_user</text:span></text:p>
          </table:table-cell>
          <table:table-cell table:style-name="Table1.A2" office:value-type="string">
            <text:p text:style-name="P12"><text:span text:style-name="T6">User active force</text:span></text:p>
          </table:table-cell>
        </table:table-row>
        <table:table-row table:style-name="Table1.2">
          <table:table-cell table:style-name="Table1.A2" office:value-type="string">
            <text:p text:style-name="P9"><text:span text:style-name="T3">ForceActive_hydro</text:span></text:p>
          </table:table-cell>
          <table:table-cell table:style-name="Table1.A2" office:value-type="string">
            <text:p text:style-name="P12"><text:span text:style-name="T6">Hydrodynamic active force</text:span></text:p>
          </table:table-cell>
        </table:table-row>
        <table:table-row table:style-name="Table1.2">
          <table:table-cell table:style-name="Table1.A2" office:value-type="string">
            <text:p text:style-name="P9"><text:span text:style-name="T3">ForceReact</text:span></text:p>
          </table:table-cell>
          <table:table-cell table:style-name="Table1.A2" office:value-type="string">
            <text:p text:style-name="P12"><text:span text:style-name="T6">Reactive force</text:span></text:p>
          </table:table-cell>
        </table:table-row>
        <table:table-row table:style-name="Table1.2">
          <table:table-cell table:style-name="Table1.A2" office:value-type="string">
            <text:p text:style-name="P9"><text:span text:style-name="T3">ForceReact_user</text:span></text:p>
          </table:table-cell>
          <table:table-cell table:style-name="Table1.A2" office:value-type="string">
            <text:p text:style-name="P12"><text:span text:style-name="T6">User reactive force</text:span></text:p>
          </table:table-cell>
        </table:table-row>
        <table:table-row table:style-name="Table1.2">
          <table:table-cell table:style-name="Table1.A2" office:value-type="string">
            <text:p text:style-name="P9"><text:span text:style-name="T3">ForceReact_hydro</text:span></text:p>
          </table:table-cell>
          <table:table-cell table:style-name="Table1.A2" office:value-type="string">
            <text:p text:style-name="P12"><text:span text:style-name="T6">Hydrodynamic reactive force</text:span></text:p>
          </table:table-cell>
        </table:table-row>
        <table:table-row table:style-name="Table1.2">
          <table:table-cell table:style-name="Table1.A2" office:value-type="string">
            <text:p text:style-name="P9"><text:span text:style-name="T3">ForceCross</text:span></text:p>
          </table:table-cell>
          <table:table-cell table:style-name="Table1.A2" office:value-type="string">
            <text:p text:style-name="P12"><text:span text:style-name="T6">Crossbody force</text:span></text:p>
          </table:table-cell>
        </table:table-row>
        <text:soft-page-break/>
        <table:table-row table:style-name="Table1.2">
          <table:table-cell table:style-name="Table1.A2" office:value-type="string">
            <text:p text:style-name="P9"><text:span text:style-name="T3">ForceCross_user</text:span></text:p>
          </table:table-cell>
          <table:table-cell table:style-name="Table1.A2" office:value-type="string">
            <text:p text:style-name="P12"><text:span text:style-name="T6">User crossbody force</text:span></text:p>
          </table:table-cell>
        </table:table-row>
        <table:table-row table:style-name="Table1.2">
          <table:table-cell table:style-name="Table1.A2" office:value-type="string">
            <text:p text:style-name="P9"><text:span text:style-name="T3">ForceCross_hydro</text:span></text:p>
          </table:table-cell>
          <table:table-cell table:style-name="Table1.A2" office:value-type="string">
            <text:p text:style-name="P12"><text:span text:style-name="T6">Hydrodynamic crossbody force</text:span></text:p>
          </table:table-cell>
        </table:table-row>
        <table:table-row table:style-name="Table1.2">
          <table:table-cell table:style-name="Table1.A2" office:value-type="string">
            <text:p text:style-name="P9"><text:span text:style-name="T3"/></text:p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C04-0030_definitions.odt</text:file-name></text:span><text:tab/> <text:a xlink:type="simple" xlink:href="http://www.dmsonline.us/"><text:span text:style-name="MT1">www.dmsonline.us</text:span></text:a><text:tab/>Page <text:page-number text:select-page="current">3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C04-003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4T18:22:46</meta:creation-date>
    <meta:editing-cycles>7</meta:editing-cycles>
    <meta:editing-duration>PT21M52S</meta:editing-duration>
    <dc:description>General definitions that are applicable to all sections of documentation.</dc:description>
    <dc:subject>C04-0030</dc:subject>
    <dc:title>Definitions and Abbreviations</dc:title>
    <dc:date>2014-04-24T18:49:33</dc:date>
    <meta:document-statistic meta:table-count="2" meta:image-count="0" meta:object-count="0" meta:page-count="3" meta:paragraph-count="63" meta:word-count="598" meta:character-count="3879" meta:non-whitespace-character-count="3312"/>
    <meta:user-defined meta:name="Info 1"/>
    <meta:user-defined meta:name="Info 2"/>
    <meta:user-defined meta:name="Info 3"/>
    <meta:user-defined meta:name="Info 4"/>
  </office:meta>
</office:document-meta>
</file>